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8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9" style:family="paragraph" style:parent-style-name="normal">
      <style:text-properties style:font-name="essiah1" fo:font-size="28pt" style:font-size-asian="28pt" style:font-size-complex="28pt"/>
    </style:style>
    <style:style style:name="P1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11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12" style:family="paragraph" style:parent-style-name="normal">
      <style:text-properties style:font-name="Bodoni 72"/>
    </style:style>
    <style:style style:name="P13" style:family="paragraph" style:parent-style-name="normal">
      <style:text-properties style:font-name="Bodoni 72" fo:font-size="12pt" style:font-size-asian="12pt" style:font-size-complex="12pt"/>
    </style:style>
    <style:style style:name="P1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8" style:family="paragraph" style:parent-style-name="normal">
      <style:text-properties style:font-name="Bodoni 72" fo:font-size="16pt" style:font-size-asian="16pt" style:font-size-complex="16pt"/>
    </style:style>
    <style:style style:name="P1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2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21" style:family="paragraph" style:parent-style-name="normal">
      <style:text-properties style:font-name="Liberation Mono" fo:font-size="20pt" style:font-size-asian="20pt" style:font-size-complex="20pt"/>
    </style:style>
    <style:style style:name="P22" style:family="paragraph" style:parent-style-name="normal">
      <style:text-properties style:font-name="Essiah"/>
    </style:style>
    <style:style style:name="P23" style:family="paragraph" style:parent-style-name="normal">
      <style:text-properties style:font-name="Essiah" fo:font-size="28pt" style:font-size-asian="28pt" style:font-size-complex="28pt"/>
    </style:style>
    <style:style style:name="P24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25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6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7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8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9" style:family="paragraph" style:parent-style-name="normal">
      <style:text-properties fo:font-size="28pt" style:font-size-asian="28pt" style:font-size-complex="28pt"/>
    </style:style>
    <style:style style:name="P30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31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32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33" style:family="paragraph" style:parent-style-name="normal">
      <style:text-properties fo:font-size="16pt" style:text-underline-style="none" style:font-size-asian="16pt" style:font-size-complex="16pt"/>
    </style:style>
    <style:style style:name="P34" style:family="paragraph" style:parent-style-name="normal">
      <style:text-properties fo:font-size="24pt" style:font-size-asian="24pt" style:font-size-complex="24pt"/>
    </style:style>
    <style:style style:name="P3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3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3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3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3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4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41" style:family="paragraph" style:parent-style-name="Heading_20_1">
      <style:text-properties style:font-name="Bodoni 72"/>
    </style:style>
    <style:style style:name="P42" style:family="paragraph" style:parent-style-name="Heading_20_2">
      <style:text-properties style:font-name="Bodoni 72"/>
    </style:style>
    <style:style style:name="P43" style:family="paragraph" style:parent-style-name="Title" style:master-page-name="Standard">
      <style:paragraph-properties style:page-number="1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55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5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T1" style:family="text">
      <style:text-properties style:font-name="essiah"/>
    </style:style>
    <style:style style:name="T2" style:family="text">
      <style:text-properties style:font-name="essiah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essiah" style:text-underline-style="none"/>
    </style:style>
    <style:style style:name="T4" style:family="text">
      <style:text-properties style:font-name="essiah" style:text-underline-style="none" fo:font-weight="normal" style:font-weight-asian="normal" style:font-weight-complex="normal"/>
    </style:style>
    <style:style style:name="T5" style:family="text">
      <style:text-properties style:font-name="essiah" style:text-underline-style="none" style:font-name-asian="essiah2" style:font-name-complex="essiah2"/>
    </style:style>
    <style:style style:name="T6" style:family="text">
      <style:text-properties style:font-name="essiah" fo:font-weight="normal" style:font-weight-asian="normal" style:font-weight-complex="normal"/>
    </style:style>
    <style:style style:name="T7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8" style:family="text">
      <style:text-properties style:font-name="essiah" style:font-name-asian="essiah2" style:font-name-complex="essiah2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style:font-name="eXsE" style:text-underline-style="none" style:font-name-asian="eXsE1" style:font-name-complex="eXsE1"/>
    </style:style>
    <style:style style:name="T11" style:family="text">
      <style:text-properties fo:color="#000000" style:font-name="essiah" style:text-underline-style="none" style:font-name-asian="essiah2" style:font-name-complex="essiah2" loext:opacity="100%"/>
    </style:style>
    <style:style style:name="T12" style:family="text">
      <style:text-properties fo:color="#000000" style:font-name="essiah" style:text-underline-style="none" style:font-name-asian="essiah2" style:font-name-complex="essiah2" loext:opacity="100%"/>
    </style:style>
    <style:style style:name="T13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4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5" style:family="text">
      <style:text-properties fo:color="#000000" style:text-underline-style="none" style:font-name-asian="essiah2" style:font-name-complex="essiah2" loext:opacity="100%"/>
    </style:style>
    <style:style style:name="T16" style:family="text">
      <style:text-properties fo:color="#000000" style:text-underline-style="none" style:font-name-asian="essiah2" style:font-name-complex="essiah2" loext:opacity="100%"/>
    </style:style>
    <style:style style:name="T17" style:family="text">
      <style:text-properties fo:color="#000000" fo:font-weight="bold" style:font-name-asian="essiah2" style:font-weight-asian="bold" style:font-name-complex="essiah2" style:font-weight-complex="bold"/>
    </style:style>
    <style:style style:name="T18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21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2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3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6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8" style:family="text">
      <style:text-properties style:font-name-asian="essiah2" style:font-name-complex="essiah2"/>
    </style:style>
    <style:style style:name="T29" style:family="text">
      <style:text-properties fo:color="#808080" style:font-name-asian="essiah2" style:font-name-complex="essiah2" loext:opacity="100%"/>
    </style:style>
    <style:style style:name="T30" style:family="text">
      <style:text-properties fo:color="#808080" fo:font-weight="bold" style:font-name-asian="essiah2" style:font-weight-asian="bold" style:font-name-complex="essiah2" style:font-weight-complex="bold"/>
    </style:style>
    <style:style style:name="T31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2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3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4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DejaVu Sans" fo:font-weight="normal" style:font-weight-asian="normal" style:font-weight-complex="normal"/>
    </style:style>
    <style:style style:name="T38" style:family="text">
      <style:text-properties style:use-window-font-color="true" style:font-name="DejaVu Sans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 loext:opacity="0%"/>
    </style:style>
    <style:style style:name="T39" style:family="text">
      <style:text-properties style:use-window-font-color="true" style:font-name="DejaVu Sans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0" style:family="text">
      <style:text-properties style:use-window-font-color="true" style:font-name="essiah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 loext:opacity="0%"/>
    </style:style>
    <style:style style:name="T41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2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3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4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5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6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7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8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style:font-name-asian="essiah2" style:font-name-complex="essiah2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text-underline-style="none" style:font-name-asian="Verdana1" style:font-name-complex="Verdana1"/>
    </style:style>
    <style:style style:name="T53" style:family="text">
      <style:text-properties style:font-name="DejaVu Sans1" fo:font-size="12pt" style:font-size-asian="12pt" style:font-size-complex="12pt"/>
    </style:style>
    <style:style style:name="T54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55" style:family="text">
      <style:text-properties style:font-name="DejaVu Sans1" fo:font-weight="normal" style:font-weight-asian="normal" style:font-weight-complex="normal"/>
    </style:style>
    <style:style style:name="T56" style:family="text">
      <style:text-properties style:font-name-asian="eXsE1" style:font-name-complex="eXsE1"/>
    </style:style>
    <style:style style:name="T57" style:family="text">
      <style:text-properties fo:font-weight="bold" style:font-name-asian="essiah2" style:font-weight-asian="bold" style:font-name-complex="essiah2" style:font-weight-complex="bold"/>
    </style:style>
    <style:style style:name="T58" style:family="text">
      <style:text-properties fo:font-size="28pt" fo:font-weight="normal" style:font-size-asian="28pt" style:font-weight-asian="normal" style:font-size-complex="28pt" style:font-weight-complex="normal"/>
    </style:style>
    <style:style style:name="T59" style:family="text">
      <style:text-properties fo:font-size="28pt" style:text-underline-style="none" style:font-name-asian="essiah2" style:font-size-asian="28pt" style:font-name-complex="essiah2" style:font-size-complex="28pt"/>
    </style:style>
    <style:style style:name="T60" style:family="text">
      <style:text-properties style:font-name="Bodoni 72" fo:font-size="16pt" style:text-underline-style="none" style:font-size-asian="16pt" style:font-size-complex="16pt"/>
    </style:style>
    <style:style style:name="T61" style:family="text">
      <style:text-properties style:font-name="Bodoni 72" style:font-name-asian="Verdana1" style:font-name-complex="Verdana1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64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65" style:family="text">
      <style:text-properties style:font-name="Essiah" fo:font-size="28pt" style:text-underline-style="none" style:font-size-asian="28pt" style:font-size-complex="28pt"/>
    </style:style>
    <style:style style:name="T66" style:family="text">
      <style:text-properties style:font-name-asian="Verdana1" style:font-name-complex="Verdana1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essEo</text:p>
      <text:p text:style-name="P41">Alphabet</text:p>
      <text:p text:style-name="P10">oOYwW</text:p>
      <text:p text:style-name="P10">eaui EAUI</text:p>
      <text:p text:style-name="P10">cnms jrgl</text:p>
      <text:p text:style-name="P10">ftdp CHTS</text:p>
      <text:p text:style-name="P8"><text:span text:style-name="T35">bLvz hZXN</text:span></text:p>
      <text:p text:style-name="P41">Letter Names</text:p>
      <text:p text:style-name="P21"><text:span text:style-name="T57">o</text:span><text:span text:style-name="T28"> <text:s text:c="2"/></text:span><text:span text:style-name="T57">ō</text:span><text:span text:style-name="T28"> <text:s text:c="2"/></text:span><text:span text:style-name="T57">ü</text:span><text:span text:style-name="T28"> <text:s text:c="2"/></text:span><text:span text:style-name="T57">ö</text:span><text:span text:style-name="T28"> <text:s text:c="2"/></text:span><text:span text:style-name="T17">ʊ</text:span></text:p>
      <text:p text:style-name="P21"><text:span text:style-name="T32">b</text:span><text:span text:style-name="T57">e <text:s/></text:span><text:span text:style-name="T32">l</text:span><text:span text:style-name="T57">a <text:s/></text:span><text:span text:style-name="T32">v</text:span><text:span text:style-name="T57">u <text:s/></text:span><text:span text:style-name="T32">z</text:span><text:span text:style-name="T57">i <text:s/>ē</text:span><text:span text:style-name="T28"> <text:s text:c="2"/></text:span><text:span text:style-name="T18">ā</text:span><text:span text:style-name="T28"> <text:s text:c="2"/></text:span><text:span text:style-name="T57">ū</text:span><text:span text:style-name="T28"> <text:s text:c="2"/></text:span><text:span text:style-name="T57">ī</text:span></text:p>
      <text:p text:style-name="P21"><text:span text:style-name="T57">k</text:span><text:span text:style-name="T32">ō</text:span><text:span text:style-name="T29"> <text:s/></text:span><text:span text:style-name="T18">n</text:span><text:span text:style-name="T25">ō</text:span><text:span text:style-name="T29"> <text:s/></text:span><text:span text:style-name="T18">m</text:span><text:span text:style-name="T29">ā</text:span><text:span text:style-name="T28"> <text:s/></text:span><text:span text:style-name="T57">s</text:span><text:span text:style-name="T29">ā <text:s/></text:span><text:span text:style-name="T18">g</text:span><text:span text:style-name="T25">ō</text:span><text:span text:style-name="T29"> <text:s/></text:span><text:span text:style-name="T18">r</text:span><text:span text:style-name="T25">ō</text:span><text:span text:style-name="T29"> <text:s/></text:span><text:span text:style-name="T18">j</text:span><text:span text:style-name="T29">ā <text:s/></text:span><text:span text:style-name="T18">l</text:span><text:span text:style-name="T29">ā <text:s/></text:span></text:p>
      <text:p text:style-name="P21"><text:span text:style-name="T24">f</text:span><text:span text:style-name="T25">ō</text:span><text:span text:style-name="T27"> <text:s/></text:span><text:span text:style-name="T24">t</text:span><text:span text:style-name="T25">ō</text:span><text:span text:style-name="T27"> <text:s/></text:span><text:span text:style-name="T57">d</text:span><text:span text:style-name="T32">ā</text:span><text:span text:style-name="T30"> <text:s/></text:span><text:span text:style-name="T57">p</text:span><text:span text:style-name="T32">ā</text:span><text:span text:style-name="T32"> <text:s/></text:span><text:span text:style-name="T18">ch</text:span><text:span text:style-name="T32">ō</text:span><text:span text:style-name="T31"> </text:span><text:span text:style-name="T24">θ</text:span><text:span text:style-name="T25">ō</text:span><text:span text:style-name="T23"> <text:s/></text:span><text:span text:style-name="T24">∂</text:span><text:span text:style-name="T27">ā <text:s/></text:span><text:span text:style-name="T18">sh</text:span><text:span text:style-name="T27">ā</text:span></text:p>
      <text:p text:style-name="P21"><text:span text:style-name="T18">b</text:span><text:span text:style-name="T25">ō</text:span><text:span text:style-name="T31"> <text:s/></text:span><text:span text:style-name="T18">ḻ</text:span><text:span text:style-name="T25">ō</text:span><text:span text:style-name="T31"> <text:s/></text:span><text:span text:style-name="T18">v</text:span><text:span text:style-name="T32">ā</text:span><text:span text:style-name="T31"> <text:s/></text:span><text:span text:style-name="T18">z</text:span><text:span text:style-name="T32">ā</text:span><text:span text:style-name="T31"> <text:s/></text:span><text:span text:style-name="T18">h</text:span><text:span text:style-name="T32">ō</text:span><text:span text:style-name="T32"> <text:s/></text:span><text:span text:style-name="T18">zh</text:span><text:span text:style-name="T25">ō</text:span><text:span text:style-name="T32"> </text:span><text:span text:style-name="T24">xh</text:span><text:span text:style-name="T25">ā</text:span><text:span text:style-name="T25"> </text:span><text:span text:style-name="T25">ā</text:span><text:span text:style-name="T18">ng</text:span></text:p>
      <text:p text:style-name="P41">Basics</text:p>
      <text:p text:style-name="P18">The default order is Subject-Verb-Object, but any arrangement is allowed with the use of markers.</text:p>
      <text:p text:style-name="P19"/>
      <text:p text:style-name="P18">The subject and object are optional. When no subject is given, 1st person singular is assumed.</text:p>
      <text:p text:style-name="P19"/>
      <text:p text:style-name="P13"><text:span text:style-name="T62">Modifiers follow their target (i.e. "ball the red").</text:span><text:span text:style-name="T50"><text:tab/></text:span></text:p>
      <text:p text:style-name="P41"><text:soft-page-break/>Articles</text:p>
      <text:p text:style-name="P18">Indefinite Singular</text:p>
      <text:p text:style-name="P23">-</text:p>
      <text:p text:style-name="P14">Indefinite Plural</text:p>
      <text:p text:style-name="P25">-</text:p>
      <text:p text:style-name="P18">Definite Singular</text:p>
      <text:p text:style-name="P23">-</text:p>
      <text:p text:style-name="P18">Definite Plural</text:p>
      <text:p text:style-name="P27">etru</text:p>
      <text:p text:style-name="P41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Number</text:p>
          </table:table-cell>
          <table:table-cell table:style-name="Table4.A1" office:value-type="string">
            <text:p text:style-name="P37">Person</text:p>
          </table:table-cell>
          <table:table-cell table:style-name="Table4.A1" office:value-type="string">
            <text:p text:style-name="P37">English</text:p>
          </table:table-cell>
          <table:table-cell table:style-name="Table4.A1" office:value-type="string">
            <text:p text:style-name="P35"><text:span text:style-name="T19">ess</text:span><text:span text:style-name="T19">E</text:span><text:span text:style-name="T19">o</text:span></text:p>
          </table:table-cell>
        </table:table-row>
        <table:table-row table:style-name="Table4.1">
          <table:table-cell table:style-name="Table4.A2" office:value-type="string">
            <text:p text:style-name="P37">Singular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I, me</text:p>
          </table:table-cell>
          <table:table-cell table:style-name="Table4.A2" office:value-type="string">
            <text:p text:style-name="P24">-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</text:p>
          </table:table-cell>
          <table:table-cell table:style-name="Table4.A2" office:value-type="string">
            <text:p text:style-name="P36">y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he, she, it, this</text:p>
          </table:table-cell>
          <table:table-cell table:style-name="Table4.A2" office:value-type="string">
            <text:p text:style-name="P36">so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at</text:p>
          </table:table-cell>
          <table:table-cell table:style-name="Table4.A2" office:value-type="string">
            <text:p text:style-name="P36">sonA</text:p>
          </table:table-cell>
        </table:table-row>
        <table:table-row table:style-name="Table4.1">
          <table:table-cell table:style-name="Table4.A2" office:value-type="string">
            <text:p text:style-name="P37">Plural</text:p>
          </table:table-cell>
          <table:table-cell table:style-name="Table4.A2" office:value-type="string">
            <text:p text:style-name="P37">1st</text:p>
          </table:table-cell>
          <table:table-cell table:style-name="Table4.A2" office:value-type="string">
            <text:p text:style-name="P37">we, us</text:p>
          </table:table-cell>
          <table:table-cell table:style-name="Table4.A2" office:value-type="string">
            <text:p text:style-name="P35"><text:span text:style-name="T20">s</text:span><text:span text:style-name="T20">U</text:span>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2nd</text:p>
          </table:table-cell>
          <table:table-cell table:style-name="Table4.A2" office:value-type="string">
            <text:p text:style-name="P37">you all</text:p>
          </table:table-cell>
          <table:table-cell table:style-name="Table4.A2" office:value-type="string">
            <text:p text:style-name="P36">tan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ey, these</text:p>
          </table:table-cell>
          <table:table-cell table:style-name="Table4.A2" office:value-type="string">
            <text:p text:style-name="P36">sUnu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7">3rd</text:p>
          </table:table-cell>
          <table:table-cell table:style-name="Table4.A2" office:value-type="string">
            <text:p text:style-name="P37">those</text:p>
          </table:table-cell>
          <table:table-cell table:style-name="Table4.A2" office:value-type="string">
            <text:p text:style-name="P36">sUnA</text:p>
          </table:table-cell>
        </table:table-row>
      </table:table>
      <text:p text:style-name="P41">Punctuation</text:p>
      <text:p text:style-name="P18">Period</text:p>
      <text:p text:style-name="P9">.</text:p>
      <text:p text:style-name="P18">Comma</text:p>
      <text:p text:style-name="P9"><text:soft-page-break/>,</text:p>
      <text:p text:style-name="P18">Number Marker</text:p>
      <text:p text:style-name="P9">;</text:p>
      <text:p text:style-name="P18">Quotation Marks</text:p>
      <text:p text:style-name="P9">&lt;&gt;</text:p>
      <text:p text:style-name="P18">Parenthesis</text:p>
      <text:p text:style-name="P23">()</text:p>
      <text:p text:style-name="P18">Brackets</text:p>
      <text:p text:style-name="P23">[]</text:p>
      <text:p text:style-name="P18">Curly Brackets</text:p>
      <text:p text:style-name="P23">{}</text:p>
      <text:p text:style-name="P41">Markers</text:p>
      <text:p text:style-name="P42"><text:span text:style-name="T50">Direct</text:span><text:span text:style-name="T50"> Object</text:span></text:p>
      <text:p text:style-name="P22"><text:span text:style-name="T59">do</text:span></text:p>
      <text:p text:style-name="P12"><text:span text:style-name="T59"/></text:p>
      <text:p text:style-name="P12"><text:span text:style-name="T63">"I own the night."</text:span></text:p>
      <text:p text:style-name="P30">&lt;brAs teo tru.&gt;</text:p>
      <text:p text:style-name="P15"/>
      <text:p text:style-name="P15">"The night, I own."</text:p>
      <text:p text:style-name="P23"><text:span text:style-name="T50">&lt;teo do tru brAs.&gt;</text:span></text:p>
      <text:p text:style-name="P42"><text:span text:style-name="T66">Possesive</text:span></text:p>
      <text:p text:style-name="P30">es</text:p>
      <text:p text:style-name="P18"><text:span text:style-name="T49"/></text:p>
      <text:p text:style-name="P18"><text:span text:style-name="T49">"They will own the night of the people."</text:span></text:p>
      <text:p text:style-name="P23"><text:span text:style-name="T50">&lt;sUnu brAso teo po tru sE es </text:span><text:span text:style-name="T15">etru</text:span><text:span text:style-name="T50">.&gt;</text:span></text:p>
      <text:p text:style-name="P14"><text:soft-page-break/></text:p>
      <text:p text:style-name="P14">"Their people will force us."</text:p>
      <text:p text:style-name="P23"><text:span text:style-name="T50">&lt;sE s</text:span><text:span text:style-name="T15">U</text:span><text:span text:style-name="T50">nu es das</text:span><text:span text:style-name="T15">U</text:span><text:span text:style-name="T50"> s</text:span><text:span text:style-name="T15">U</text:span><text:span text:style-name="T50">.&gt;</text:span></text:p>
      <text:p text:style-name="P42"><text:span text:style-name="T66">Towards</text:span></text:p>
      <text:p text:style-name="P30">prU</text:p>
      <text:p text:style-name="P18"><text:span text:style-name="T66"/></text:p>
      <text:p text:style-name="P18"><text:span text:style-name="T66">"You all will speak to the people."</text:span></text:p>
      <text:p text:style-name="P9"><text:span text:style-name="T28">&lt;tan v</text:span><text:span text:style-name="T15">O</text:span><text:span text:style-name="T28">so sE prU </text:span><text:span text:style-name="T15">etru</text:span><text:span text:style-name="T28">.&gt;</text:span></text:p>
      <text:p text:style-name="P42"><text:span text:style-name="T52">For</text:span></text:p>
      <text:p text:style-name="P11">os</text:p>
      <text:p text:style-name="P33"><text:span text:style-name="T61"/></text:p>
      <text:p text:style-name="P33"><text:span text:style-name="T61">"We owned the night for the people."</text:span></text:p>
      <text:p text:style-name="P9"><text:span text:style-name="T50">&lt;s</text:span><text:span text:style-name="T15">U</text:span><text:span text:style-name="T50"> obrAs teo po tru sE os </text:span><text:span text:style-name="T15">etru</text:span><text:span text:style-name="T50">.&gt;</text:span></text:p>
      <text:p text:style-name="P42"><text:span text:style-name="T66">And</text:span></text:p>
      <text:p text:style-name="P28">un</text:p>
      <text:p text:style-name="P14"><text:span text:style-name="T66"/></text:p>
      <text:p text:style-name="P14"><text:span text:style-name="T66">"They have done good and evil."</text:span></text:p>
      <text:p text:style-name="P9"><text:span text:style-name="T50">&lt;s</text:span><text:span text:style-name="T15">U</text:span><text:span text:style-name="T50">nu do aon </text:span><text:span text:style-name="T15">un g</text:span><text:span text:style-name="T15">W</text:span><text:span text:style-name="T50">.&gt;</text:span></text:p>
      <text:p text:style-name="P14"/>
      <text:p text:style-name="P15">"You all speak for the people and not a state."</text:p>
      <text:p text:style-name="P29"><text:span text:style-name="T5">&lt;tan v</text:span><text:span text:style-name="T11">O</text:span><text:span text:style-name="T5">s sE </text:span><text:span text:style-name="T11">etru</text:span><text:span text:style-name="T5"> </text:span><text:span text:style-name="T11">un</text:span><text:span text:style-name="T5"> do</text:span><text:span text:style-name="T5">ks</text:span><text:span text:style-name="T5"> anu os.&gt;</text:span></text:p>
      <text:p text:style-name="P3"/>
      <text:p text:style-name="P42"><text:soft-page-break/>Or</text:p>
      <text:p text:style-name="P31">et</text:p>
      <text:p text:style-name="P14"/>
      <text:p text:style-name="P16">Red or yellow?</text:p>
      <text:p text:style-name="P32"><text:span text:style-name="T28">&lt;?somno et nEsu.&gt;</text:span></text:p>
      <text:p text:style-name="P42">Question (pronounced "cay")</text:p>
      <text:p text:style-name="P8">?</text:p>
      <text:p text:style-name="P18"/>
      <text:p text:style-name="P16">"Will you own the people, or will the people own you?"</text:p>
      <text:p text:style-name="normal"><text:span text:style-name="T7">&lt;?ton brAso sE </text:span><text:span text:style-name="T13">etru</text:span><text:span text:style-name="T7">, et sE po </text:span><text:span text:style-name="T13">etru</text:span><text:span text:style-name="T7"> brAso ton.&gt;</text:span></text:p>
      <text:p text:style-name="P42">Not</text:p>
      <text:p text:style-name="P31">anu</text:p>
      <text:p text:style-name="P16"/>
      <text:p text:style-name="P16">"You did not force me."</text:p>
      <text:p text:style-name="P31">&lt;ton odaso anu.&gt;</text:p>
      <text:p text:style-name="P14"/>
      <text:p text:style-name="P16">"I will not force you."</text:p>
      <text:p text:style-name="P29"><text:span text:style-name="T5">&lt;das</text:span><text:span text:style-name="T11">O</text:span><text:span text:style-name="T5"> anu ton.&gt;</text:span></text:p>
      <text:p text:style-name="P41">Verb Tenses</text:p>
      <text:p text:style-name="P18"><text:span text:style-name="T28">"I owned."</text:span></text:p>
      <text:p text:style-name="P23"><text:span text:style-name="T28">&lt;obrAs.&gt;</text:span> </text:p>
      <text:p text:style-name="P18"/>
      <text:p text:style-name="P18">"I own."</text:p>
      <text:p text:style-name="P26">&lt;brAs.&gt;</text:p>
      <text:p text:style-name="P18"><text:soft-page-break/></text:p>
      <text:p text:style-name="P20">"I will own."</text:p>
      <text:p text:style-name="P26">&lt;brAso.&gt;</text:p>
      <text:p text:style-name="P20"/>
      <text:p text:style-name="P19">"I owned the night."</text:p>
      <text:p text:style-name="P23"><text:span text:style-name="T28">&lt;obrAs teo tru.&gt;</text:span><text:span text:style-name="T56"> </text:span></text:p>
      <text:p text:style-name="P18"/>
      <text:p text:style-name="P18">"I own the night."</text:p>
      <text:p text:style-name="P23"><text:span text:style-name="T28">&lt;brAs teo tru.&gt;</text:span><text:span text:style-name="T56"> </text:span></text:p>
      <text:p text:style-name="P18"/>
      <text:p text:style-name="P14"><text:span text:style-name="T50">"I will own the night."</text:span></text:p>
      <text:p text:style-name="P34"><text:span text:style-name="T7">&lt;brAso teo tru.&gt;</text:span><text:span text:style-name="T10"> </text:span></text:p>
      <text:p text:style-name="P16"/>
      <text:p text:style-name="P16">"I stood with you."</text:p>
      <text:p text:style-name="P31">&lt;Agres lU ton.&gt;</text:p>
      <text:p text:style-name="P14"/>
      <text:p text:style-name="P16">"I will be standing with them."</text:p>
      <text:p text:style-name="P29"><text:span text:style-name="T5">&lt;ahreso nul l</text:span><text:span text:style-name="T11">U sUnu</text:span><text:span text:style-name="T5">.&gt;</text:span></text:p>
      <text:p text:style-name="P14"/>
      <text:p text:style-name="P17">Progressive Action</text:p>
      <text:p text:style-name="P32"><text:span text:style-name="T28">nul</text:span></text:p>
      <text:p text:style-name="P14"><text:span text:style-name="T28"/></text:p>
      <text:p text:style-name="P16">"You are owning the night."</text:p>
      <text:p text:style-name="normal"><text:span text:style-name="T7">&lt;Y brAs nul teo tru.&gt;</text:span><text:span text:style-name="T9"><text:line-break/></text:span></text:p>
      <text:p text:style-name="P16">Completed Action</text:p>
      <text:p text:style-name="P11">do</text:p>
      <text:p text:style-name="P14"/>
      <text:p text:style-name="P16">"You had owned the night."</text:p>
      <text:p text:style-name="P31">&lt;Y obrAs do teo tru.&gt;</text:p>
      <text:p text:style-name="P14"/>
      <text:p text:style-name="P14"><text:soft-page-break/>"You have owned the night."</text:p>
      <text:p text:style-name="P25"><text:span text:style-name="T28">&lt;Y brAs do teo tru.&gt;</text:span></text:p>
      <text:p text:style-name="P14"><text:span text:style-name="T28"/></text:p>
      <text:p text:style-name="P14">"You will have owned the night."</text:p>
      <text:p text:style-name="P32"><text:span text:style-name="T28">&lt;Y brAs do teo tru.&gt;</text:span></text:p>
      <text:p text:style-name="P16"/>
      <text:p text:style-name="P16">“You had been owning the night.”</text:p>
      <text:p text:style-name="P31">&lt;Y obrAs do mul tEO tru.&gt;</text:p>
      <text:p text:style-name="P14"/>
      <text:p text:style-name="P14">"You have been owning the night."</text:p>
      <text:p text:style-name="P31">&lt;Y brAs do mul tEO tru.&gt;</text:p>
      <text:p text:style-name="P14"/>
      <text:p text:style-name="P14">“You will be owning the night.”</text:p>
      <text:p text:style-name="P30">&lt;Y brAso do mul tEO tru.&gt;</text:p>
      <text:p text:style-name="P18"/>
      <text:p text:style-name="P19">“Will you have owned the night?”</text:p>
      <text:p text:style-name="P29"><text:span text:style-name="T8">&lt;?ton brAso do mul tEO tru.&gt;</text:span></text:p>
      <text:p text:style-name="P41">Numbers</text:p>
      <text:p text:style-name="P1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38">0</text:p>
          </table:table-cell>
          <table:table-cell table:style-name="Table5.A1" office:value-type="string">
            <text:p text:style-name="P38">1</text:p>
          </table:table-cell>
          <table:table-cell table:style-name="Table5.A1" office:value-type="string">
            <text:p text:style-name="P38">2</text:p>
          </table:table-cell>
          <table:table-cell table:style-name="Table5.A1" office:value-type="string">
            <text:p text:style-name="P38">3</text:p>
          </table:table-cell>
          <table:table-cell table:style-name="Table5.A1" office:value-type="string">
            <text:p text:style-name="P38">4</text:p>
          </table:table-cell>
          <table:table-cell table:style-name="Table5.A1" office:value-type="string">
            <text:p text:style-name="P38">5</text:p>
          </table:table-cell>
          <table:table-cell table:style-name="Table5.A1" office:value-type="string">
            <text:p text:style-name="P38">6</text:p>
          </table:table-cell>
          <table:table-cell table:style-name="Table5.A1" office:value-type="string">
            <text:p text:style-name="P38">7</text:p>
          </table:table-cell>
          <table:table-cell table:style-name="Table5.A1" office:value-type="string">
            <text:p text:style-name="P38">8</text:p>
          </table:table-cell>
          <table:table-cell table:style-name="Table5.A1" office:value-type="string">
            <text:p text:style-name="P38">9</text:p>
          </table:table-cell>
          <table:table-cell table:style-name="Table5.A1" office:value-type="string">
            <text:p text:style-name="P38">10</text:p>
          </table:table-cell>
          <table:table-cell table:style-name="Table5.A1" office:value-type="string">
            <text:p text:style-name="P38">11</text:p>
          </table:table-cell>
          <table:table-cell table:style-name="Table5.A1" office:value-type="string">
            <text:p text:style-name="P40"><text:span text:style-name="T21">12</text:span><text:span text:style-name="T22">1</text:span></text:p>
          </table:table-cell>
        </table:table-row>
        <table:table-row table:style-name="Table5.1">
          <table:table-cell table:style-name="Table5.A2" office:value-type="string">
            <text:p text:style-name="P39">0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39">2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39">4</text:p>
          </table:table-cell>
          <table:table-cell table:style-name="Table5.A2" office:value-type="string">
            <text:p text:style-name="P39">5</text:p>
          </table:table-cell>
          <table:table-cell table:style-name="Table5.A2" office:value-type="string">
            <text:p text:style-name="P39">6</text:p>
          </table:table-cell>
          <table:table-cell table:style-name="Table5.A2" office:value-type="string">
            <text:p text:style-name="P39">7</text:p>
          </table:table-cell>
          <table:table-cell table:style-name="Table5.A2" office:value-type="string">
            <text:p text:style-name="P39">8</text:p>
          </table:table-cell>
          <table:table-cell table:style-name="Table5.A2" office:value-type="string">
            <text:p text:style-name="P39">E</text:p>
          </table:table-cell>
          <table:table-cell table:style-name="Table5.A2" office:value-type="string">
            <text:p text:style-name="P39">A</text:p>
          </table:table-cell>
          <table:table-cell table:style-name="Table5.A2" office:value-type="string">
            <text:p text:style-name="P39">U</text:p>
          </table:table-cell>
          <table:table-cell table:style-name="Table5.A2" office:value-type="string">
            <text:p text:style-name="P39">I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ext:soft-page-break/>
        <table:table-row table:style-name="Table1.1">
          <table:table-cell table:style-name="Table1.A1" office:value-type="string">
            <text:p text:style-name="P40"><text:span text:style-name="T21">12</text:span><text:span text:style-name="T22">2</text:span></text:p>
          </table:table-cell>
          <table:table-cell table:style-name="Table1.A1" office:value-type="string">
            <text:p text:style-name="P40"><text:span text:style-name="T21">12</text:span><text:span text:style-name="T22">3</text:span></text:p>
          </table:table-cell>
          <table:table-cell table:style-name="Table1.A1" office:value-type="string">
            <text:p text:style-name="P40"><text:span text:style-name="T21">12</text:span><text:span text:style-name="T22">4</text:span></text:p>
          </table:table-cell>
          <table:table-cell table:style-name="Table1.A1" office:value-type="string">
            <text:p text:style-name="P40"><text:span text:style-name="T21">12</text:span><text:span text:style-name="T22">5</text:span></text:p>
          </table:table-cell>
          <table:table-cell table:style-name="Table1.A1" office:value-type="string">
            <text:p text:style-name="P40"><text:span text:style-name="T21">12</text:span><text:span text:style-name="T22">6</text:span></text:p>
          </table:table-cell>
          <table:table-cell table:style-name="Table1.A1" office:value-type="string">
            <text:p text:style-name="P40"><text:span text:style-name="T21">12</text:span><text:span text:style-name="T22">7</text:span></text:p>
          </table:table-cell>
          <table:table-cell table:style-name="Table1.A1" office:value-type="string">
            <text:p text:style-name="P40"><text:span text:style-name="T21">12</text:span><text:span text:style-name="T22">8</text:span></text:p>
          </table:table-cell>
          <table:table-cell table:style-name="Table1.A1" office:value-type="string">
            <text:p text:style-name="P40"><text:span text:style-name="T21">12</text:span><text:span text:style-name="T22">9</text:span></text:p>
          </table:table-cell>
        </table:table-row>
        <table:table-row table:style-name="Table1.1">
          <table:table-cell table:style-name="Table1.A2" office:value-type="string">
            <text:p text:style-name="P39">k</text:p>
          </table:table-cell>
          <table:table-cell table:style-name="Table1.A2" office:value-type="string">
            <text:p text:style-name="P39">n</text:p>
          </table:table-cell>
          <table:table-cell table:style-name="Table1.A2" office:value-type="string">
            <text:p text:style-name="P39">m</text:p>
          </table:table-cell>
          <table:table-cell table:style-name="Table1.A2" office:value-type="string">
            <text:p text:style-name="P39">s</text:p>
          </table:table-cell>
          <table:table-cell table:style-name="Table1.A2" office:value-type="string">
            <text:p text:style-name="P39">j</text:p>
          </table:table-cell>
          <table:table-cell table:style-name="Table1.A2" office:value-type="string">
            <text:p text:style-name="P39">r</text:p>
          </table:table-cell>
          <table:table-cell table:style-name="Table1.A2" office:value-type="string">
            <text:p text:style-name="P39">g</text:p>
          </table:table-cell>
          <table:table-cell table:style-name="Table1.A2" office:value-type="string">
            <text:p text:style-name="P39">l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40"><text:span text:style-name="T21">12</text:span><text:span text:style-name="T22">10</text:span></text:p>
          </table:table-cell>
          <table:table-cell table:style-name="Table2.A1" office:value-type="string">
            <text:p text:style-name="P40"><text:span text:style-name="T21">12</text:span><text:span text:style-name="T22">11</text:span></text:p>
          </table:table-cell>
          <table:table-cell table:style-name="Table2.A1" office:value-type="string">
            <text:p text:style-name="P40"><text:span text:style-name="T21">12</text:span><text:span text:style-name="T22">12</text:span></text:p>
          </table:table-cell>
          <table:table-cell table:style-name="Table2.A1" office:value-type="string">
            <text:p text:style-name="P40"><text:span text:style-name="T21">12</text:span><text:span text:style-name="T22">13</text:span></text:p>
          </table:table-cell>
          <table:table-cell table:style-name="Table2.A1" office:value-type="string">
            <text:p text:style-name="P40"><text:span text:style-name="T21">12</text:span><text:span text:style-name="T22">14</text:span></text:p>
          </table:table-cell>
          <table:table-cell table:style-name="Table2.A1" office:value-type="string">
            <text:p text:style-name="P40"><text:span text:style-name="T21">12</text:span><text:span text:style-name="T22">15</text:span></text:p>
          </table:table-cell>
          <table:table-cell table:style-name="Table2.A1" office:value-type="string">
            <text:p text:style-name="P40"><text:span text:style-name="T21">12</text:span><text:span text:style-name="T22">16</text:span></text:p>
          </table:table-cell>
          <table:table-cell table:style-name="Table2.A1" office:value-type="string">
            <text:p text:style-name="P40"><text:span text:style-name="T21">12</text:span><text:span text:style-name="T22">17</text:span></text:p>
          </table:table-cell>
        </table:table-row>
        <table:table-row table:style-name="Table2.1">
          <table:table-cell table:style-name="Table2.A2" office:value-type="string">
            <text:p text:style-name="P39">F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D</text:p>
          </table:table-cell>
          <table:table-cell table:style-name="Table2.A2" office:value-type="string">
            <text:p text:style-name="P39">P</text:p>
          </table:table-cell>
          <table:table-cell table:style-name="Table2.A2" office:value-type="string">
            <text:p text:style-name="P39">C</text:p>
          </table:table-cell>
          <table:table-cell table:style-name="Table2.A2" office:value-type="string">
            <text:p text:style-name="P39">H</text:p>
          </table:table-cell>
          <table:table-cell table:style-name="Table2.A2" office:value-type="string">
            <text:p text:style-name="P39">T</text:p>
          </table:table-cell>
          <table:table-cell table:style-name="Table2.A2" office:value-type="string">
            <text:p text:style-name="P39">S</text:p>
          </table:table-cell>
        </table:table-row>
      </table:table>
      <text:p text:style-name="P7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40"><text:span text:style-name="T21">12</text:span><text:span text:style-name="T22">18</text:span></text:p>
          </table:table-cell>
          <table:table-cell table:style-name="Table3.A1" office:value-type="string">
            <text:p text:style-name="P40"><text:span text:style-name="T21">12</text:span><text:span text:style-name="T22">19</text:span></text:p>
          </table:table-cell>
          <table:table-cell table:style-name="Table3.A1" office:value-type="string">
            <text:p text:style-name="P40"><text:span text:style-name="T21">12</text:span><text:span text:style-name="T22">20</text:span></text:p>
          </table:table-cell>
          <table:table-cell table:style-name="Table3.A1" office:value-type="string">
            <text:p text:style-name="P40"><text:span text:style-name="T21">12</text:span><text:span text:style-name="T22">21</text:span></text:p>
          </table:table-cell>
          <table:table-cell table:style-name="Table3.A1" office:value-type="string">
            <text:p text:style-name="P40"><text:span text:style-name="T21">12</text:span><text:span text:style-name="T22">22</text:span></text:p>
          </table:table-cell>
          <table:table-cell table:style-name="Table3.A1" office:value-type="string">
            <text:p text:style-name="P40"><text:span text:style-name="T21">12</text:span><text:span text:style-name="T22">23</text:span></text:p>
          </table:table-cell>
          <table:table-cell table:style-name="Table3.A1" office:value-type="string">
            <text:p text:style-name="P40"><text:span text:style-name="T21">12</text:span><text:span text:style-name="T22">24</text:span></text:p>
          </table:table-cell>
          <table:table-cell table:style-name="Table3.A1" office:value-type="string">
            <text:p text:style-name="P40"><text:span text:style-name="T21">12</text:span><text:span text:style-name="T22">25</text:span></text:p>
          </table:table-cell>
        </table:table-row>
        <table:table-row table:style-name="Table3.1"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9">L</text:p>
          </table:table-cell>
          <table:table-cell table:style-name="Table3.A2" office:value-type="string">
            <text:p text:style-name="P39">V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h</text:p>
          </table:table-cell>
          <table:table-cell table:style-name="Table3.A2" office:value-type="string">
            <text:p text:style-name="P39">Z</text:p>
          </table:table-cell>
          <table:table-cell table:style-name="Table3.A2" office:value-type="string">
            <text:p text:style-name="P39">X</text:p>
          </table:table-cell>
          <table:table-cell table:style-name="Table3.A2" office:value-type="string">
            <text:p text:style-name="P39">N</text:p>
          </table:table-cell>
        </table:table-row>
      </table:table>
      <text:p text:style-name="P7"/>
      <text:p text:style-name="P18">If necessary, numbers are marked with the <text:span text:style-name="T28">;</text:span> symbol.</text:p>
      <text:p text:style-name="P1"/>
      <text:p text:style-name="P29"><text:span text:style-name="T11">;</text:span><text:span text:style-name="T8">1cn3</text:span></text:p>
      <text:p text:style-name="P30">;1ccn</text:p>
      <text:p text:style-name="P20"/>
      <text:p text:style-name="P20">“12:34”</text:p>
      <text:p text:style-name="P30">12:34</text:p>
      <text:p text:style-name="P18"><text:span text:style-name="T49"/></text:p>
      <text:p text:style-name="P18"><text:span text:style-name="T49">Positional terms like "1st" and modifiers like "double" are formed with the word for position: </text:span><text:span text:style-name="T64">ok</text:span><text:span text:style-name="T49">, a number name, and the ending </text:span><text:span text:style-name="T64">s</text:span><text:span text:style-name="T49">.</text:span></text:p>
      <text:p text:style-name="P16"/>
      <text:p text:style-name="P18"><text:span text:style-name="T49">The word for "double" or "2nd" is </text:span><text:span text:style-name="T65">O</text:span><text:span text:style-name="T64">kAs</text:span><text:span text:style-name="T49">.</text:span></text:p>
      <text:p text:style-name="P41">Words for Love &amp; Hate</text:p>
      <text:p text:style-name="P52"><text:span text:style-name="T35">“Love and Hate”</text:span></text:p>
      <text:p text:style-name="P46">w an o</text:p>
      <text:p text:style-name="P48"/>
      <text:p text:style-name="P56"><text:span text:style-name="T6">1. </text:span><text:span text:style-name="T37">Love</text:span></text:p>
      <text:p text:style-name="P56"><text:span text:style-name="T6">2. Om</text:span><text:span text:style-name="T37"> – Spiritual Love</text:span></text:p>
      <text:p text:style-name="P56"><text:span text:style-name="T6">3. sOm </text:span><text:span text:style-name="T37">– </text:span><text:span text:style-name="T39">Love of the ideal self</text:span></text:p>
      <text:p text:style-name="P56"><text:soft-page-break/><text:span text:style-name="T43">3. hOm</text:span><text:span text:style-name="T39"> – Love of community</text:span></text:p>
      <text:p text:style-name="P56"><text:span text:style-name="T43">3. vOem</text:span><text:span text:style-name="T39"> – Love of Life/Spirit</text:span></text:p>
      <text:p text:style-name="P56"><text:span text:style-name="T43">3. LxOm</text:span><text:span text:style-name="T37"> – </text:span><text:span text:style-name="T39">Love of God/Soul</text:span></text:p>
      <text:p text:style-name="P56"><text:span text:style-name="T6">2. vO</text:span><text:span text:style-name="T37"> – Carnal Love</text:span></text:p>
      <text:p text:style-name="P56"><text:span text:style-name="T6">3. vLU </text:span><text:span text:style-name="T37">– Romantic love</text:span></text:p>
      <text:p text:style-name="P56"><text:span text:style-name="T6">3. arvO</text:span><text:span text:style-name="T37"> – </text:span><text:span text:style-name="T39">Friendship love</text:span></text:p>
      <text:p text:style-name="P56"><text:span text:style-name="T43">3. volo</text:span><text:span text:style-name="T6"> </text:span><text:span text:style-name="T37">– </text:span><text:span text:style-name="T39">Love of animals</text:span></text:p>
      <text:p text:style-name="P56"><text:span text:style-name="T43">3. vono</text:span><text:span text:style-name="T37"> – </text:span><text:span text:style-name="T39">Love of nature</text:span></text:p>
      <text:p text:style-name="P56"><text:span text:style-name="T6">1. I -</text:span><text:span text:style-name="T37"> Hate</text:span></text:p>
      <text:p text:style-name="P57"><text:span text:style-name="T6">2. vI</text:span><text:span text:style-name="T37"> – Spiritual Hate</text:span></text:p>
      <text:p text:style-name="P57"><text:span text:style-name="T6">3. vIl</text:span><text:span text:style-name="T37"> - Hatred of the evil self</text:span></text:p>
      <text:p text:style-name="P57"><text:span text:style-name="T6">3. vIv</text:span><text:span text:style-name="T37"> - Hatred of God</text:span></text:p>
      <text:p text:style-name="P57"><text:span text:style-name="T6">3. nIl</text:span><text:span text:style-name="T37"> - Hatred of Life</text:span></text:p>
      <text:p text:style-name="P57"><text:span text:style-name="T6">3. hIv</text:span><text:span text:style-name="T37"> - Hatred of community</text:span></text:p>
      <text:p text:style-name="P56"><text:span text:style-name="T6">2. Im</text:span><text:span text:style-name="T37"> – Carnal Hate</text:span></text:p>
      <text:p text:style-name="P56"><text:span text:style-name="T6">3. slIm</text:span><text:span text:style-name="T37"> – Hatred of Love</text:span></text:p>
      <text:p text:style-name="P56"><text:span text:style-name="T6">3. slIm</text:span><text:span text:style-name="T37"> – Betrayal</text:span></text:p>
      <text:p text:style-name="P56"><text:span text:style-name="T6">3. slIm</text:span><text:span text:style-name="T37"> – Betrayal</text:span></text:p>
      <text:p text:style-name="P56"><text:span text:style-name="T6">3. slIm</text:span><text:span text:style-name="T37"> – Betrayal</text:span></text:p>
      <text:p text:style-name="P41">Examples</text:p>
      <text:p text:style-name="P45">Aono and Ecssiah</text:p>
      <text:p text:style-name="P46"><text:span text:style-name="T45">AOnO an ekssEo</text:span></text:p>
      <text:p text:style-name="P52"/>
      <text:p text:style-name="P52">Good and Evil</text:p>
      <text:p text:style-name="P46"><text:span text:style-name="T46">A</text:span><text:span text:style-name="T46">o</text:span><text:span text:style-name="T46">n an g</text:span><text:span text:style-name="T46">W</text:span></text:p>
      <text:p text:style-name="P52"/>
      <text:p text:style-name="P49">Beginning and Ending</text:p>
      <text:p text:style-name="P58"><text:span text:style-name="T4">o</text:span><text:span text:style-name="T4">k</text:span><text:span text:style-name="T4"> </text:span><text:span text:style-name="T4">a</text:span><text:span text:style-name="T4">n </text:span><text:span text:style-name="T4">ks</text:span><text:span text:style-name="T4">o</text:span></text:p>
      <text:p text:style-name="P49"/>
      <text:p text:style-name="P53"><text:span text:style-name="T48">Female</text:span> and <text:span text:style-name="T48">Male</text:span></text:p>
      <text:p text:style-name="P58"><text:span text:style-name="T14">ne</text:span><text:span text:style-name="T14">W</text:span><text:span text:style-name="T14">s an sOen</text:span></text:p>
      <text:p text:style-name="P52"><text:span text:style-name="T48"/></text:p>
      <text:p text:style-name="P53"><text:soft-page-break/>Spirit and Soul</text:p>
      <text:p text:style-name="P50">sun an Aden</text:p>
      <text:p text:style-name="P52"/>
      <text:p text:style-name="P53">Just </text:p>
      <text:p text:style-name="P59">Ion</text:p>
      <text:p text:style-name="P53"/>
      <text:p text:style-name="P53">Justice</text:p>
      <text:p text:style-name="P51">Iono</text:p>
      <text:p text:style-name="P53"/>
      <text:p text:style-name="P53">Good</text:p>
      <text:p text:style-name="P51">Aon</text:p>
      <text:p text:style-name="P53"/>
      <text:p text:style-name="P53">Peace</text:p>
      <text:p text:style-name="P47"><text:span text:style-name="T1">I</text:span><text:span text:style-name="T1">on</text:span><text:span text:style-name="T1">u</text:span></text:p>
      <text:p text:style-name="P53"/>
      <text:p text:style-name="P53">Happiness</text:p>
      <text:p text:style-name="P59">Aono</text:p>
      <text:p text:style-name="P53"/>
      <text:p text:style-name="P53">Jarl</text:p>
      <text:p text:style-name="P58"><text:span text:style-name="T4">E</text:span><text:span text:style-name="T4">orul</text:span></text:p>
      <text:p text:style-name="P52"/>
      <text:p text:style-name="P52">Hierarchy, pyramid</text:p>
      <text:p text:style-name="P58"><text:span text:style-name="T1">k</text:span><text:span text:style-name="T1">r</text:span><text:span text:style-name="T1">o</text:span><text:span text:style-name="T1">u</text:span><text:span text:style-name="T1">n</text:span></text:p>
      <text:p text:style-name="P52"/>
      <text:p text:style-name="P53">"We own the night."</text:p>
      <text:p text:style-name="P51">&lt;sU brAs tEO tru.&gt;</text:p>
      <text:p text:style-name="P54"/>
      <text:p text:style-name="P54">"We own nights."</text:p>
      <text:p text:style-name="P58"><text:span text:style-name="T3">&lt;s</text:span><text:span text:style-name="T41">U</text:span><text:span text:style-name="T3"> brAs teo tum.&gt;</text:span></text:p>
      <text:p text:style-name="P54"/>
      <text:p text:style-name="P54">"Nights, we own."</text:p>
      <text:p text:style-name="P58"><text:soft-page-break/><text:span text:style-name="T3">&lt;teo tum po s</text:span><text:span text:style-name="T41">U</text:span><text:span text:style-name="T3"> brAs.&gt;</text:span></text:p>
      <text:p text:style-name="P58"><text:span text:style-name="T3">&lt;teo po tum s</text:span><text:span text:style-name="T41">U</text:span><text:span text:style-name="T3"> brAs.&gt;</text:span></text:p>
      <text:p text:style-name="P54"/>
      <text:p text:style-name="P54">"They wrote the document."</text:p>
      <text:p text:style-name="P60"><text:span text:style-name="T49">&lt;s</text:span><text:span text:style-name="T47">U</text:span><text:span text:style-name="T49">nu ocr</text:span><text:span text:style-name="T47">U</text:span><text:span text:style-name="T49">s pasen tru.&gt;</text:span></text:p>
      <text:p text:style-name="P54"/>
      <text:p text:style-name="P53">"I will write the document."</text:p>
      <text:p text:style-name="P58"><text:span text:style-name="T4">&lt;k</text:span><text:span text:style-name="T4">rUso pasen tru.&gt;</text:span></text:p>
      <text:p text:style-name="P53"/>
      <text:p text:style-name="P53">Literal: "Their document has zero principles."</text:p>
      <text:p text:style-name="P53">Natural: "Their document has no principles."</text:p>
      <text:p text:style-name="P58"><text:span text:style-name="T4">&lt;pasen s</text:span><text:span text:style-name="T42">U</text:span><text:span text:style-name="T4">nu es avum lo</text:span><text:span text:style-name="T4">k</text:span><text:span text:style-name="T4">us o tum.&gt;</text:span></text:p>
      <text:p text:style-name="P44"/>
      <text:p text:style-name="P53">"Our document has good principles."</text:p>
      <text:p text:style-name="P46"><text:span text:style-name="T51">&lt;pasen s</text:span><text:span text:style-name="T46">U</text:span><text:span text:style-name="T51"> es avum locus aon tum.&gt;</text:span></text:p>
      <text:p text:style-name="P53"/>
      <text:p text:style-name="P55">"I began at the beginning."</text:p>
      <text:p text:style-name="P58"><text:span text:style-name="T6">&lt;O</text:span><text:span text:style-name="T6">k</text:span><text:span text:style-name="T43">O</text:span><text:span text:style-name="T6">s o</text:span><text:span text:style-name="T6">k</text:span><text:span text:style-name="T43">O</text:span><text:span text:style-name="T6">s dos tru.&gt;</text:span></text:p>
      <text:p text:style-name="P55"/>
      <text:p text:style-name="P55">"I will end at the ending."</text:p>
      <text:p text:style-name="P46"><text:span text:style-name="T35">&lt;o</text:span><text:span text:style-name="T35">k</text:span><text:span text:style-name="T35">moso o</text:span><text:span text:style-name="T35">k</text:span><text:span text:style-name="T35">mos dos tru.&gt;</text:span></text:p>
      <text:p text:style-name="P55"/>
      <text:p text:style-name="P55">"Are you writing a document?"</text:p>
      <text:p text:style-name="P58"><text:span text:style-name="T6">&lt;?ton </text:span><text:span text:style-name="T6">k</text:span><text:span text:style-name="T6">r</text:span><text:span text:style-name="T43">U</text:span><text:span text:style-name="T6">s mul pasen tru.&gt;</text:span></text:p>
      <text:p text:style-name="P55"><text:soft-page-break/></text:p>
      <text:p text:style-name="P55">"Yes, I am writing a document."</text:p>
      <text:p text:style-name="P58"><text:span text:style-name="T6">&lt;Z</text:span><text:span text:style-name="T6">u, </text:span><text:span text:style-name="T6">k</text:span><text:span text:style-name="T6">r</text:span><text:span text:style-name="T43">U</text:span><text:span text:style-name="T6">s mul pasen tru.&gt;</text:span></text:p>
      <text:p text:style-name="P55"/>
      <text:p text:style-name="P55">"He/She has good intentions."</text:p>
      <text:p text:style-name="P58"><text:span text:style-name="T6">&lt;sonu avum </text:span><text:span text:style-name="T6">W</text:span><text:span text:style-name="T6">tos aon </text:span><text:span text:style-name="T43">etru</text:span><text:span text:style-name="T6">.&gt;</text:span></text:p>
      <text:p text:style-name="P55"/>
      <text:p text:style-name="P55">"Are those people evil?"</text:p>
      <text:p text:style-name="P58"><text:span text:style-name="T6">&lt;?sE s</text:span><text:span text:style-name="T43">U</text:span><text:span text:style-name="T6">n</text:span><text:span text:style-name="T6">u</text:span><text:span text:style-name="T6"> g</text:span><text:span text:style-name="T43">W</text:span><text:span text:style-name="T6">.&gt;</text:span></text:p>
      <text:p text:style-name="P55"/>
      <text:p text:style-name="P55">"No, these people are good."</text:p>
      <text:p text:style-name="P58"><text:span text:style-name="T6">&lt;Zo, sE s</text:span><text:span text:style-name="T43">U</text:span><text:span text:style-name="T6">nu a</text:span><text:span text:style-name="T6">O</text:span><text:span text:style-name="T6">n.&gt;</text:span></text:p>
      <text:p text:style-name="P55"/>
      <text:p text:style-name="P52"><text:span text:style-name="T35">"I will stress the principles."</text:span></text:p>
      <text:p text:style-name="P58"><text:span text:style-name="T6">&lt;zIfo lokus </text:span><text:span text:style-name="T43">etru</text:span><text:span text:style-name="T6">.&gt;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3T20:08:46</dc:date>
    <meta:editing-duration>P2DT5H31M26S</meta:editing-duration>
    <meta:editing-cycles>313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2" meta:paragraph-count="316" meta:word-count="929" meta:character-count="4316"/>
  </office:meta>
</office:document-meta>
</file>